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19.001cm" style:rel-column-width="65535*"/>
    </style:style>
    <style:style style:name="Tableau2.A1" style:family="table-cell">
      <style:table-cell-properties fo:padding="0.097cm" fo:border="0.05pt solid #000000"/>
    </style:style>
    <style:style style:name="Tableau1" style:family="table">
      <style:table-properties style:width="19.001cm" table:align="margins" fo:background-color="transparent">
        <style:background-image/>
      </style:table-properties>
    </style:style>
    <style:style style:name="Tableau1.A" style:family="table-column">
      <style:table-column-properties style:column-width="15.399cm" style:rel-column-width="8730*"/>
    </style:style>
    <style:style style:name="Tableau1.B" style:family="table-column">
      <style:table-column-properties style:column-width="3.602cm" style:rel-column-width="2042*"/>
    </style:style>
    <style:style style:name="Tableau1.1" style:family="table-row">
      <style:table-row-properties fo:background-color="transparent">
        <style:background-image/>
      </style:table-row-properties>
    </style:style>
    <style:style style:name="Tableau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1.B1" style:family="table-cell">
      <style:table-cell-properties fo:background-color="#eeeeee" fo:padding="0.097cm" fo:border="0.5pt solid #000000">
        <style:background-image/>
      </style:table-cell-properties>
    </style:style>
    <style:style style:name="Tableau1.A2" style:family="table-cell">
      <style:table-cell-properties fo:padding="0.097cm" fo:border-left="0.5pt solid #000000" fo:border-right="none" fo:border-top="0.5pt solid #000000" fo:border-bottom="0.5pt solid #000000"/>
    </style:style>
    <style:style style:name="Tableau1.B2" style:family="table-cell">
      <style:table-cell-properties fo:padding="0.097cm" fo:border="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end" style:justify-single-word="false"/>
      <style:text-properties officeooo:rsid="001d8d51" officeooo:paragraph-rsid="002a1546"/>
    </style:style>
    <style:style style:name="P2" style:family="paragraph" style:parent-style-name="Footer">
      <style:paragraph-properties fo:text-align="end" style:justify-single-word="false"/>
    </style:style>
    <style:style style:name="P3" style:family="paragraph" style:parent-style-name="Standard">
      <style:paragraph-properties fo:margin-left="1.251cm" fo:margin-right="0cm" fo:line-height="100%" fo:text-align="start" style:justify-single-word="false" fo:text-indent="0cm" style:auto-text-indent="false"/>
      <style:text-properties fo:font-size="10pt" fo:font-style="normal" style:text-underline-style="solid" style:text-underline-width="auto" style:text-underline-color="font-color" fo:font-weight="normal" officeooo:rsid="002a591b" officeooo:paragraph-rsid="002a591b" style:font-size-asian="10pt" style:font-style-asian="normal" style:font-weight-asian="normal" style:font-size-complex="10pt" style:font-style-complex="normal" style:font-weight-complex="normal"/>
    </style:style>
    <style:style style:name="P4" style:family="paragraph" style:parent-style-name="Standard">
      <style:paragraph-properties fo:margin-left="1.251cm" fo:margin-right="0cm" fo:line-height="100%" fo:text-align="start" style:justify-single-word="false" fo:text-indent="0cm" style:auto-text-indent="false"/>
      <style:text-properties fo:font-size="10pt" fo:font-style="normal" style:text-underline-style="none" fo:font-weight="normal" officeooo:rsid="0027a03b" officeooo:paragraph-rsid="0027a03b"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1.251cm" fo:margin-right="0cm" fo:line-height="100%" fo:text-align="center" style:justify-single-word="false" fo:text-indent="0cm" style:auto-text-indent="false"/>
      <style:text-properties fo:font-size="10pt" fo:font-style="normal" style:text-underline-style="none" fo:font-weight="normal" officeooo:rsid="0027a03b" officeooo:paragraph-rsid="0027a03b"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cm" fo:margin-right="0cm" fo:line-height="100%" fo:text-align="center" style:justify-single-word="false" fo:text-indent="0cm" style:auto-text-indent="false"/>
      <style:text-properties fo:font-size="10pt" fo:font-style="normal" style:text-underline-style="none" fo:font-weight="normal" officeooo:rsid="0027a03b" officeooo:paragraph-rsid="0027a03b"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cm" fo:margin-right="0cm" fo:line-height="100%" fo:text-align="start" style:justify-single-word="false" fo:text-indent="0cm" style:auto-text-indent="false"/>
      <style:text-properties fo:font-size="10pt" fo:font-style="normal" style:text-underline-style="none" fo:font-weight="normal" officeooo:rsid="0023d544" officeooo:paragraph-rsid="00220141"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cm" fo:line-height="100%" fo:text-align="center" style:justify-single-word="false" fo:text-indent="0cm" style:auto-text-indent="false"/>
      <style:text-properties fo:font-size="10pt" fo:font-style="normal" style:text-underline-style="none" fo:font-weight="normal" officeooo:rsid="0023d544" officeooo:paragraph-rsid="00220141" style:font-size-asian="10pt" style:font-style-asian="normal" style:font-weight-asian="normal" style:font-size-complex="10pt" style:font-style-complex="normal" style:font-weight-complex="normal"/>
    </style:style>
    <style:style style:name="P9" style:family="paragraph" style:parent-style-name="Exemple">
      <style:paragraph-properties fo:margin-left="2.501cm" fo:margin-right="0cm" fo:text-indent="0cm" style:auto-text-indent="false"/>
      <style:text-properties officeooo:rsid="002a591b" officeooo:paragraph-rsid="002a591b"/>
    </style:style>
    <style:style style:name="P10" style:family="paragraph" style:parent-style-name="Exemple">
      <style:paragraph-properties fo:margin-left="2.501cm" fo:margin-right="0cm" fo:text-indent="0cm" style:auto-text-indent="false"/>
      <style:text-properties officeooo:rsid="002ccd55" officeooo:paragraph-rsid="002ccd55"/>
    </style:style>
    <style:style style:name="P11" style:family="paragraph" style:parent-style-name="Exemple">
      <style:paragraph-properties fo:margin-left="0cm" fo:margin-right="0cm" fo:text-indent="0cm" style:auto-text-indent="false"/>
      <style:text-properties officeooo:rsid="002ccd55" officeooo:paragraph-rsid="002ccd55"/>
    </style:style>
    <style:style style:name="P12" style:family="paragraph" style:parent-style-name="Standard">
      <style:paragraph-properties fo:text-align="center" style:justify-single-word="false"/>
      <style:text-properties fo:font-size="20pt" fo:font-weight="bold" officeooo:rsid="001d8d51" officeooo:paragraph-rsid="001d8d51" style:font-size-asian="20pt" style:font-weight-asian="bold" style:font-size-complex="20pt" style:font-weight-complex="bold"/>
    </style:style>
    <style:style style:name="P13" style:family="paragraph" style:parent-style-name="Exemple">
      <style:paragraph-properties fo:margin-left="2.501cm" fo:margin-right="0cm" fo:text-indent="0cm" style:auto-text-indent="false"/>
    </style:style>
    <style:style style:name="P14" style:family="paragraph" style:parent-style-name="Exemple">
      <style:paragraph-properties fo:margin-left="3.752cm" fo:margin-right="0cm" fo:text-indent="0cm" style:auto-text-indent="false"/>
      <style:text-properties fo:font-size="10pt" style:font-size-asian="10pt" style:font-size-complex="10pt"/>
    </style:style>
    <style:style style:name="P15" style:family="paragraph" style:parent-style-name="Exemple">
      <style:paragraph-properties fo:margin-left="1.251cm" fo:margin-right="0cm" fo:text-indent="0cm" style:auto-text-indent="false"/>
      <style:text-properties fo:font-size="10pt" style:font-size-asian="10pt" style:font-size-complex="10pt"/>
    </style:style>
    <style:style style:name="P16" style:family="paragraph" style:parent-style-name="Exemple">
      <style:paragraph-properties fo:margin-left="2.501cm" fo:margin-right="0cm" fo:text-indent="0cm" style:auto-text-indent="false"/>
      <style:text-properties fo:font-size="10pt" officeooo:rsid="002a591b" officeooo:paragraph-rsid="002a591b" style:font-size-asian="10pt" style:font-size-complex="10pt"/>
    </style:style>
    <style:style style:name="P17" style:family="paragraph" style:parent-style-name="Exemple">
      <style:text-properties fo:font-size="10pt" officeooo:rsid="002ccd55" officeooo:paragraph-rsid="002ccd55" style:font-size-asian="10pt" style:font-size-complex="10pt"/>
    </style:style>
    <style:style style:name="P18" style:family="paragraph" style:parent-style-name="Exemple">
      <style:paragraph-properties fo:margin-left="3.752cm" fo:margin-right="0cm" fo:text-indent="0cm" style:auto-text-indent="false"/>
      <style:text-properties fo:font-size="10pt" style:text-underline-style="none" style:font-size-asian="10pt" style:font-size-complex="10pt"/>
    </style:style>
    <style:style style:name="P19" style:family="paragraph" style:parent-style-name="Exemple">
      <style:paragraph-properties fo:margin-left="2.501cm" fo:margin-right="0cm" fo:text-indent="0cm" style:auto-text-indent="true"/>
      <style:text-properties fo:font-size="10pt" style:text-underline-style="none" style:font-size-asian="10pt" style:font-size-complex="10pt"/>
    </style:style>
    <style:style style:name="P20" style:family="paragraph" style:parent-style-name="Exemple">
      <style:paragraph-properties fo:margin-left="3.752cm" fo:margin-right="0cm" fo:text-indent="0cm" style:auto-text-indent="false"/>
      <style:text-properties fo:font-size="9pt" style:font-size-asian="9pt" style:font-size-complex="9pt"/>
    </style:style>
    <style:style style:name="P21" style:family="paragraph" style:parent-style-name="Exemple">
      <style:paragraph-properties fo:margin-left="2.501cm" fo:margin-right="0cm" fo:text-indent="0cm" style:auto-text-indent="false"/>
      <style:text-properties fo:font-size="9pt" officeooo:rsid="002a591b" officeooo:paragraph-rsid="002a591b" style:font-size-asian="9pt" style:font-size-complex="9pt"/>
    </style:style>
    <style:style style:name="P22" style:family="paragraph" style:parent-style-name="Exemple">
      <style:paragraph-properties fo:margin-left="3.752cm" fo:margin-right="0cm" fo:text-indent="0cm" style:auto-text-indent="false"/>
      <style:text-properties fo:font-size="9pt" officeooo:rsid="002ccd55" officeooo:paragraph-rsid="002ccd55" style:font-size-asian="9pt" style:font-size-complex="9pt"/>
    </style:style>
    <style:style style:name="P23" style:family="paragraph" style:parent-style-name="Exemple">
      <style:paragraph-properties fo:margin-left="2.501cm" fo:margin-right="0cm" fo:text-indent="0cm" style:auto-text-indent="false"/>
      <style:text-properties fo:font-size="9pt" officeooo:rsid="002ccd55" officeooo:paragraph-rsid="002ccd55" style:font-size-asian="9pt" style:font-size-complex="9pt"/>
    </style:style>
    <style:style style:name="P24" style:family="paragraph" style:parent-style-name="Exemple">
      <style:paragraph-properties fo:margin-left="2.501cm" fo:margin-right="0cm" fo:text-indent="0cm" style:auto-text-indent="false"/>
      <style:text-properties officeooo:rsid="002ccd55" officeooo:paragraph-rsid="002ccd55"/>
    </style:style>
    <style:style style:name="P25" style:family="paragraph" style:parent-style-name="Standard">
      <style:paragraph-properties fo:text-align="center" style:justify-single-word="false"/>
      <style:text-properties fo:font-size="10.5pt" fo:font-weight="bold" officeooo:rsid="001d8d51" officeooo:paragraph-rsid="001d8d51" style:font-size-asian="10.5pt" style:font-weight-asian="bold" style:font-size-complex="10.5pt" style:font-weight-complex="bold"/>
    </style:style>
    <style:style style:name="P26" style:family="paragraph" style:parent-style-name="Standard">
      <style:paragraph-properties fo:margin-left="2.501cm" fo:margin-right="0cm" fo:line-height="100%" fo:text-align="start" style:justify-single-word="false" fo:text-indent="0cm" style:auto-text-indent="false"/>
      <style:text-properties fo:font-size="10pt" fo:font-style="normal" style:text-underline-style="none" fo:font-weight="normal" officeooo:rsid="0023d544" officeooo:paragraph-rsid="00220141"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cm" fo:margin-right="0cm" fo:line-height="100%" fo:text-align="end" style:justify-single-word="false" fo:text-indent="0cm" style:auto-text-indent="false"/>
      <style:text-properties fo:font-size="10pt" fo:font-style="normal" style:text-underline-style="none" fo:font-weight="normal" officeooo:rsid="0023d544" officeooo:paragraph-rsid="0027a03b"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line-height="100%" fo:text-align="start" style:justify-single-word="false" fo:text-indent="0cm" style:auto-text-indent="false"/>
      <style:text-properties fo:font-size="10pt" fo:font-style="normal" style:text-underline-style="none" fo:font-weight="normal" officeooo:rsid="00360851" officeooo:paragraph-rsid="00360851"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line-height="100%" fo:text-align="start" style:justify-single-word="false" fo:text-indent="0cm" style:auto-text-indent="false" fo:break-before="page"/>
      <style:text-properties fo:font-size="10pt" fo:font-style="normal" style:text-underline-style="none" fo:font-weight="normal" officeooo:rsid="00360851" officeooo:paragraph-rsid="00360851"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2.501cm" fo:margin-right="0cm" fo:line-height="100%" fo:text-align="start" style:justify-single-word="false" fo:text-indent="0cm" style:auto-text-indent="false"/>
      <style:text-properties fo:font-size="10pt" fo:font-style="normal" style:text-underline-style="solid" style:text-underline-width="auto" style:text-underline-color="font-color" fo:font-weight="normal" officeooo:rsid="00220141" officeooo:paragraph-rsid="00220141"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1.251cm" fo:margin-right="0cm" fo:line-height="100%" fo:text-align="justify" style:justify-single-word="false" fo:text-indent="0cm" style:auto-text-indent="false"/>
      <style:text-properties fo:font-size="10pt" fo:font-style="normal" style:text-underline-style="solid" style:text-underline-width="auto" style:text-underline-color="font-color" fo:font-weight="normal" officeooo:rsid="0027a03b" officeooo:paragraph-rsid="0027a03b"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line-height="100%" fo:text-align="justify" style:justify-single-word="false" fo:text-indent="0cm" style:auto-text-indent="false"/>
      <style:text-properties fo:font-size="10pt" fo:font-weight="bold" officeooo:rsid="001d8d51" officeooo:paragraph-rsid="001d8d51" style:font-size-asian="10pt" style:font-weight-asian="bold" style:font-size-complex="10pt" style:font-weight-complex="bold"/>
    </style:style>
    <style:style style:name="P33" style:family="paragraph" style:parent-style-name="Standard">
      <style:paragraph-properties fo:line-height="100%" fo:text-align="justify" style:justify-single-word="false"/>
      <style:text-properties fo:font-size="10pt" fo:font-weight="bold" officeooo:rsid="001d8d51" officeooo:paragraph-rsid="001d8d51" style:font-size-asian="10pt" style:font-weight-asian="bold" style:font-size-complex="10pt" style:font-weight-complex="bold"/>
    </style:style>
    <style:style style:name="P34" style:family="paragraph" style:parent-style-name="Standard">
      <style:paragraph-properties fo:margin-left="1.251cm" fo:margin-right="0cm" fo:line-height="100%" fo:text-align="justify" style:justify-single-word="false" fo:text-indent="0cm" style:auto-text-indent="false"/>
      <style:text-properties fo:font-size="10pt" fo:font-weight="bold" officeooo:rsid="001d8d51" officeooo:paragraph-rsid="001d8d51" style:font-size-asian="10pt" style:font-weight-asian="bold" style:font-size-complex="10pt" style:font-weight-complex="bold"/>
    </style:style>
    <style:style style:name="P35" style:family="paragraph" style:parent-style-name="Standard">
      <style:paragraph-properties fo:margin-left="1.251cm" fo:margin-right="0cm" fo:line-height="100%" fo:text-align="justify" style:justify-single-word="false" fo:text-indent="0cm" style:auto-text-indent="false"/>
      <style:text-properties fo:font-size="10pt" fo:font-weight="bold" officeooo:rsid="001dca8c" officeooo:paragraph-rsid="001dca8c" style:font-size-asian="10pt" style:font-weight-asian="bold" style:font-size-complex="10pt" style:font-weight-complex="bold"/>
    </style:style>
    <style:style style:name="P36" style:family="paragraph" style:parent-style-name="Standard">
      <style:paragraph-properties fo:margin-left="0cm" fo:margin-right="0cm" fo:line-height="100%" fo:text-align="start" style:justify-single-word="false" fo:text-indent="0cm" style:auto-text-indent="false"/>
      <style:text-properties fo:font-size="10pt" fo:font-weight="bold" officeooo:rsid="001f276b" officeooo:paragraph-rsid="001f276b" style:font-size-asian="10pt" style:font-weight-asian="bold" style:font-size-complex="10pt" style:font-weight-complex="bold"/>
    </style:style>
    <style:style style:name="P37" style:family="paragraph" style:parent-style-name="Standard">
      <style:paragraph-properties fo:margin-left="0cm" fo:margin-right="0cm" fo:line-height="100%" fo:text-align="start" style:justify-single-word="false" fo:text-indent="0cm" style:auto-text-indent="false"/>
      <style:text-properties fo:font-size="10pt" fo:font-weight="bold" officeooo:rsid="00210d7e" officeooo:paragraph-rsid="001f276b" style:font-size-asian="10pt" style:font-weight-asian="bold" style:font-size-complex="10pt" style:font-weight-complex="bold"/>
    </style:style>
    <style:style style:name="P38" style:family="paragraph" style:parent-style-name="Standard">
      <style:paragraph-properties fo:margin-left="1.251cm" fo:margin-right="0cm" fo:line-height="100%" fo:text-align="justify" style:justify-single-word="false" fo:text-indent="0cm" style:auto-text-indent="false"/>
      <style:text-properties fo:font-size="10pt" fo:font-weight="normal" officeooo:rsid="001d8d51" officeooo:paragraph-rsid="001d8d51" style:font-size-asian="10pt" style:font-weight-asian="normal" style:font-size-complex="10pt" style:font-weight-complex="normal"/>
    </style:style>
    <style:style style:name="P39" style:family="paragraph" style:parent-style-name="Standard">
      <style:paragraph-properties fo:margin-left="2.501cm" fo:margin-right="0cm" fo:line-height="100%" fo:text-align="justify" style:justify-single-word="false" fo:text-indent="0cm" style:auto-text-indent="false"/>
      <style:text-properties fo:font-size="10pt" fo:font-weight="normal" officeooo:rsid="001d8d51" officeooo:paragraph-rsid="001d8d51" style:font-size-asian="10pt" style:font-weight-asian="normal" style:font-size-complex="10pt" style:font-weight-complex="normal"/>
    </style:style>
    <style:style style:name="P40" style:family="paragraph" style:parent-style-name="Standard">
      <style:paragraph-properties fo:margin-left="2.501cm" fo:margin-right="0cm" fo:line-height="100%" fo:text-align="justify" style:justify-single-word="false" fo:text-indent="0cm" style:auto-text-indent="false"/>
      <style:text-properties fo:font-size="10pt" fo:font-weight="normal" officeooo:rsid="001d8d51" officeooo:paragraph-rsid="003231c5" style:font-size-asian="10pt" style:font-weight-asian="normal" style:font-size-complex="10pt" style:font-weight-complex="normal"/>
    </style:style>
    <style:style style:name="P41" style:family="paragraph" style:parent-style-name="Standard">
      <style:paragraph-properties fo:margin-left="3.752cm" fo:margin-right="0cm" fo:line-height="100%" fo:text-align="justify" style:justify-single-word="false" fo:text-indent="0cm" style:auto-text-indent="false"/>
      <style:text-properties fo:font-size="10pt" fo:font-weight="normal" officeooo:rsid="001dca8c" officeooo:paragraph-rsid="001dca8c" style:font-size-asian="10pt" style:font-weight-asian="normal" style:font-size-complex="10pt" style:font-weight-complex="normal"/>
    </style:style>
    <style:style style:name="P42" style:family="paragraph" style:parent-style-name="Standard">
      <style:paragraph-properties fo:margin-left="2.501cm" fo:margin-right="0cm" fo:line-height="100%" fo:text-align="justify" style:justify-single-word="false" fo:text-indent="0cm" style:auto-text-indent="false"/>
      <style:text-properties fo:font-size="10pt" fo:font-weight="normal" officeooo:rsid="001dca8c" officeooo:paragraph-rsid="001dca8c" style:font-size-asian="10pt" style:font-weight-asian="normal" style:font-size-complex="10pt" style:font-weight-complex="normal"/>
    </style:style>
    <style:style style:name="P43" style:family="paragraph" style:parent-style-name="Standard">
      <style:paragraph-properties fo:margin-left="2.501cm" fo:margin-right="0cm" fo:line-height="100%" fo:text-align="justify" style:justify-single-word="false" fo:text-indent="0cm" style:auto-text-indent="false"/>
      <style:text-properties fo:font-size="10pt" fo:font-weight="normal" officeooo:rsid="001e6a04" officeooo:paragraph-rsid="001f276b" style:font-size-asian="10pt" style:font-weight-asian="normal" style:font-size-complex="10pt" style:font-weight-complex="normal"/>
    </style:style>
    <style:style style:name="P44" style:family="paragraph" style:parent-style-name="Standard">
      <style:paragraph-properties fo:margin-left="2.501cm" fo:margin-right="0cm" fo:line-height="100%" fo:text-align="start" style:justify-single-word="false" fo:text-indent="0cm" style:auto-text-indent="false"/>
      <style:text-properties fo:font-size="10pt" fo:font-weight="normal" officeooo:rsid="00210d7e" officeooo:paragraph-rsid="00210d7e" style:font-size-asian="10pt" style:font-weight-asian="normal" style:font-size-complex="10pt" style:font-weight-complex="normal"/>
    </style:style>
    <style:style style:name="P45" style:family="paragraph" style:parent-style-name="Standard">
      <style:text-properties fo:font-size="10pt" style:font-size-asian="10pt" style:font-size-complex="10pt"/>
    </style:style>
    <style:style style:name="P46" style:family="paragraph" style:parent-style-name="Standard">
      <style:text-properties fo:font-size="10pt" officeooo:rsid="002a591b" officeooo:paragraph-rsid="002a591b" style:font-size-asian="10pt" style:font-size-complex="10pt"/>
    </style:style>
    <style:style style:name="P47" style:family="paragraph" style:parent-style-name="Standard">
      <style:paragraph-properties fo:text-align="justify" style:justify-single-word="false"/>
      <style:text-properties fo:font-size="10pt" officeooo:rsid="002e9820" officeooo:paragraph-rsid="002e9820" style:font-size-asian="10pt" style:font-size-complex="10pt"/>
    </style:style>
    <style:style style:name="P48" style:family="paragraph" style:parent-style-name="Standard">
      <style:paragraph-properties fo:text-align="center" style:justify-single-word="false"/>
      <style:text-properties fo:font-size="10pt" officeooo:rsid="002ccd55" officeooo:paragraph-rsid="002ccd55" style:font-size-asian="10pt" style:font-size-complex="10pt"/>
    </style:style>
    <style:style style:name="P49" style:family="paragraph" style:parent-style-name="Table_20_Contents">
      <style:text-properties fo:font-size="10pt" style:font-size-asian="10pt" style:font-size-complex="10pt"/>
    </style:style>
    <style:style style:name="P50" style:family="paragraph" style:parent-style-name="Table_20_Contents">
      <style:paragraph-properties fo:margin-left="0cm" fo:margin-right="0cm" fo:text-indent="0cm" style:auto-text-indent="false"/>
      <style:text-properties fo:font-size="10pt" style:font-size-asian="10pt" style:font-size-complex="10pt"/>
    </style:style>
    <style:style style:name="P51" style:family="paragraph" style:parent-style-name="Table_20_Contents">
      <style:text-properties fo:font-size="9pt" style:font-size-asian="9pt" style:font-size-complex="9pt"/>
    </style:style>
    <style:style style:name="P52" style:family="paragraph" style:parent-style-name="Table_20_Contents">
      <style:paragraph-properties fo:margin-left="0cm" fo:margin-right="0cm" fo:text-align="center" style:justify-single-word="false" fo:text-indent="0cm" style:auto-text-indent="false"/>
      <style:text-properties fo:font-size="9pt" fo:font-weight="bold" officeooo:rsid="00360851" officeooo:paragraph-rsid="00360851" style:font-size-asian="9pt" style:font-weight-asian="bold" style:font-size-complex="9pt" style:font-weight-complex="bold"/>
    </style:style>
    <style:style style:name="P5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4"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5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none" draw:fill-color="#729fc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5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solid" draw:fill-color="#e6e6e6"/>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5pt" fo:letter-spacing="normal" fo:language="fr" fo:country="FR" fo:font-style="normal" fo:text-shadow="none" style:text-underline-style="none" fo:font-weight="bold" style:text-underline-mode="continuous" style:text-overline-mode="continuous" style:text-line-through-mode="continuous" style:letter-kerning="true" style:font-name-asian="Microsoft YaHei"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P5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60"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style:style>
    <style:style style:name="P61" style:family="paragraph">
      <loext:graphic-properties draw:fill="none" draw:fill-color="#ffffff"/>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fo:color="#0000ff" loext:opacity="1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ff" loext:opacity="1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0000" loext:opacity="1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0pt" style:font-size-asian="10pt" style:font-size-complex="10pt"/>
    </style:style>
    <style:style style:name="T2" style:family="text">
      <style:text-properties fo:font-size="10pt" officeooo:rsid="0035b652" style:font-size-asian="10pt" style:font-size-complex="10pt"/>
    </style:style>
    <style:style style:name="T3" style:family="text">
      <style:text-properties fo:font-size="10pt" officeooo:rsid="002a1546" style:font-size-asian="10pt" style:font-size-complex="10pt"/>
    </style:style>
    <style:style style:name="T4" style:family="text">
      <style:text-properties fo:font-size="10pt" style:text-underline-style="solid" style:text-underline-width="auto" style:text-underline-color="font-color" fo:font-weight="bold" officeooo:rsid="002a591b"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weight="bold" officeooo:rsid="001dca8c" style:font-weight-asian="bold" style:font-weight-complex="bold"/>
    </style:style>
    <style:style style:name="T7" style:family="text">
      <style:text-properties fo:font-weight="bold" officeooo:rsid="001e6a04" style:font-weight-asian="bold" style:font-weight-complex="bold"/>
    </style:style>
    <style:style style:name="T8" style:family="text">
      <style:text-properties fo:font-weight="bold" officeooo:rsid="001f276b" style:font-weight-asian="bold" style:font-weight-complex="bold"/>
    </style:style>
    <style:style style:name="T9" style:family="text">
      <style:text-properties fo:font-weight="bold" officeooo:rsid="002e9820" style:font-weight-asian="bold" style:font-weight-complex="bold"/>
    </style:style>
    <style:style style:name="T10" style:family="text">
      <style:text-properties fo:font-weight="bold" officeooo:rsid="0023d544" style:font-weight-asian="bold" style:font-weight-complex="bold"/>
    </style:style>
    <style:style style:name="T11" style:family="text">
      <style:text-properties fo:font-weight="bold" officeooo:rsid="002a591b" style:font-weight-asian="bold" style:font-weight-complex="bold"/>
    </style:style>
    <style:style style:name="T12" style:family="text">
      <style:text-properties officeooo:rsid="001dca8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dca8c"/>
    </style:style>
    <style:style style:name="T15" style:family="text">
      <style:text-properties style:text-underline-style="solid" style:text-underline-width="auto" style:text-underline-color="font-color" officeooo:rsid="00360851"/>
    </style:style>
    <style:style style:name="T16" style:family="text">
      <style:text-properties officeooo:rsid="001e6a04"/>
    </style:style>
    <style:style style:name="T17" style:family="text">
      <style:text-properties fo:font-style="italic" officeooo:rsid="001e6a04" style:font-style-asian="italic" style:font-style-complex="italic"/>
    </style:style>
    <style:style style:name="T18" style:family="text">
      <style:text-properties fo:font-style="italic" officeooo:rsid="003231c5" style:font-style-asian="italic" style:font-style-complex="italic"/>
    </style:style>
    <style:style style:name="T19" style:family="text">
      <style:text-properties fo:font-style="italic" officeooo:rsid="00360851"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23d544"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officeooo:rsid="003231c5" style:font-style-asian="normal" style:font-style-complex="normal"/>
    </style:style>
    <style:style style:name="T24" style:family="text">
      <style:text-properties fo:font-weight="normal" style:font-weight-asian="normal" style:font-weight-complex="normal"/>
    </style:style>
    <style:style style:name="T25" style:family="text">
      <style:text-properties officeooo:rsid="001f276b"/>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officeooo:rsid="0023d544"/>
    </style:style>
    <style:style style:name="T29" style:family="text">
      <style:text-properties style:text-underline-style="none" officeooo:rsid="002a591b"/>
    </style:style>
    <style:style style:name="T30" style:family="text">
      <style:text-properties style:text-underline-style="none" officeooo:rsid="002e9820"/>
    </style:style>
    <style:style style:name="T31" style:family="text">
      <style:text-properties style:text-underline-style="none" officeooo:rsid="00360851"/>
    </style:style>
    <style:style style:name="T32" style:family="text">
      <style:text-properties officeooo:rsid="002d5eb7"/>
    </style:style>
    <style:style style:name="T33" style:family="text">
      <style:text-properties officeooo:rsid="002e9820"/>
    </style:style>
    <style:style style:name="T34" style:family="text">
      <style:text-properties officeooo:rsid="0030a56f"/>
    </style:style>
    <style:style style:name="T35" style:family="text">
      <style:text-properties officeooo:rsid="003231c5"/>
    </style:style>
    <style:style style:name="T36" style:family="text">
      <style:text-properties officeooo:rsid="00360851"/>
    </style:style>
    <style:style style:name="T37" style:family="text">
      <style:text-properties fo:font-size="10.5pt" fo:font-weight="bold" officeooo:rsid="002e9820" style:font-size-asian="10.5pt" style:font-weight-asian="bold" style:font-size-complex="10.5pt" style:font-weight-complex="bold"/>
    </style:style>
    <style:style style:name="T38" style:family="text">
      <style:text-properties fo:font-size="10.5pt" fo:font-weight="bold" officeooo:rsid="0023d544" style:font-size-asian="10.5pt" style:font-weight-asian="bold" style:font-size-complex="10.5pt" style:font-weight-complex="bold"/>
    </style:style>
    <style:style style:name="T39" style:family="text">
      <style:text-properties fo:font-size="10.5pt" fo:font-weight="bold" officeooo:rsid="002a591b" style:font-size-asian="10.5pt" style:font-weight-asian="bold" style:font-size-complex="10.5pt" style:font-weight-complex="bold"/>
    </style:style>
    <style:style style:name="T40" style:family="text">
      <style:text-properties fo:font-variant="normal" fo:text-transform="none" style:use-window-font-color="true" loext:opacity="0%" style:text-outline="false" style:text-line-through-style="none" style:text-line-through-type="none" style:text-position="0% 100%" style:font-name="Liberation Serif" fo:font-size="15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Liberation Serif" fo:font-size="15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0% 100%" style:font-name="Liberation Serif" fo:font-size="15pt" fo:letter-spacing="normal" fo:language="fr" fo:country="FR" fo:font-style="normal" fo:text-shadow="none" style:text-underline-style="none" fo:font-weight="bold" style:text-underline-mode="continuous" style:text-overline-mode="continuous" style:text-line-through-mode="continuous" style:letter-kerning="true" style:font-name-asian="Microsoft YaHei" style:font-size-asian="15pt" style:language-asian="zh" style:country-asian="CN" style:font-style-asian="normal" style:font-weight-asian="bold" style:font-name-complex="Arial1" style:font-size-complex="15pt" style:language-complex="hi" style:country-complex="IN" style:font-style-complex="normal" style:font-weight-complex="bold" style:text-emphasize="none" style:text-scale="100%"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fo:color="#0000ff" loext:opacity="1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fo:color="#ff0000" loext:opacity="1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1.535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3.627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2.75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1.914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1.974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1.302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1.827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e6e6e6" draw:textarea-horizontal-align="justify" draw:textarea-vertical-align="middle" draw:auto-grow-height="false" draw:auto-grow-width="true" fo:min-height="1.05cm" fo:min-width="2.19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1.251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1.445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1.796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cm" fo:min-width="0.621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864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dash" draw:stroke-dash="Fine_20_Dashed" svg:stroke-width="0cm" svg:stroke-color="#0000ff" draw:marker-start="" draw:marker-start-width="0.199cm" draw:marker-start-center="false" draw:marker-end="Arrow" draw:marker-end-width="0.199cm" draw:marker-end-center="false" svg:stroke-opacity="100%" draw:fill="none" draw:fill-color="#729fcf" draw:textarea-horizontal-align="justify" draw:textarea-vertical-align="middle"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9cm" fo:min-width="2.217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7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dash" draw:stroke-dash="Dashed_20__28_var_29_" svg:stroke-width="0cm" svg:stroke-color="#ff0000" draw:marker-start="" draw:marker-start-width="0.199cm" draw:marker-start-center="false" draw:marker-end="Arrow" draw:marker-end-width="0.199cm" draw:marker-end-center="false" draw:fill="none" draw:fill-color="#729fcf" draw:textarea-horizontal-align="justify" draw:textarea-vertical-align="middle"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427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éfinir un concept</text:p>
      <text:p text:style-name="P25"/>
      <text:p text:style-name="P32"><text:span text:style-name="T33">I. </text:span>Vocabulaire</text:p>
      <text:p text:style-name="P33"/>
      <text:p text:style-name="P38">En philosophie, un <text:span text:style-name="T5">concept</text:span> est une idée générale dont on a fixé le sens par une <text:span text:style-name="T5">définition</text:span>. <text:s text:c="3"/><text:span text:style-name="T5">conceptualiser</text:span> <text:span text:style-name="T36">=</text:span> construire une définition</text:p>
      <text:p text:style-name="P38"><text:tab/></text:p>
      <text:p text:style-name="P34">- <text:span text:style-name="T36">La notion d’</text:span><text:span text:style-name="T19">essence </text:span><text:span text:style-name="T36">:</text:span></text:p>
      <text:p text:style-name="P40">- <text:span text:style-name="T35">S’interroger sur </text:span><text:span text:style-name="T18">l’essence</text:span><text:span text:style-name="T35"> d’une chose, c’est s’interroger sur ce qui la </text:span><text:span text:style-name="T18">définit</text:span><text:span text:style-name="T23">, sur sa nature.</text:span></text:p>
      <text:p text:style-name="P40">Quand on se demande  « <text:span text:style-name="T5">qu’est-ce que</text:span> <text:span text:style-name="T5">X ?</text:span> », <text:span text:style-name="T12">on s’interroge donc sur l’</text:span><text:span text:style-name="T6">essence</text:span><text:span text:style-name="T12"> de X.</text:span></text:p>
      <text:p text:style-name="P39"/>
      <text:p text:style-name="P20"><text:span text:style-name="T14">Par exemple,</text:span><text:span text:style-name="T12"> quand on se demande ce qu’est un cercle, on s’interroge sur l’essence du cercle : on pourrait par exemple dire que l’essence du cercle, c’est d’être une figure géométrique dont tous les points sont à égale distance du centre. En philosophie on va s’interroger sur l’essence de la justice, du bonheur, de la conscience…</text:span></text:p>
      <text:p text:style-name="P41"/>
      <text:p text:style-name="P35">- Différence essence/accident :</text:p>
      <text:p text:style-name="P42">- <text:span text:style-name="T16">Comme on l’a dit, l’essence d’une chose, c’est ce qui la définit dans sa nature, ce sont les caractères qui la constituent. Mais </text:span><text:span text:style-name="T17">toutes</text:span><text:span text:style-name="T16"> les caractéristiques d’une chose concrète ne la définissent pas - parce qu’alors nos définitions n’auraient pas de fin ! Les caractéristiques d’une chose qui lui appartiennent sans la définir, nous les appellerons des </text:span><text:span text:style-name="T7">accidents</text:span><text:span text:style-name="T16"> (on dira que ce sont des caractéristiques </text:span><text:span text:style-name="T7">accidentelles</text:span><text:span text:style-name="T16">).</text:span></text:p>
      <text:p text:style-name="P42"/>
      <text:p text:style-name="P20"><text:span text:style-name="T22">Par exemple,</text:span> <text:span text:style-name="T25">le fait de pouvoir tenir dans la main et de pouvoir communiquer à distance sont des </text:span><text:span text:style-name="T8">caractères essentiels</text:span><text:span text:style-name="T25"> d’un téléphone portable. En effet, un objet qui ne peut pas tenir dans la main ne peut pas être un téléphone portable. Mais maintenant, je remarque que mon téléphone portable peut être rouge, vert, bleu, blanc ; il peut être de marque Apple, Samsung, Nokia ; dans tous les cas, ça reste un téléphone portable. On dira donc que la couleur et la marque sont des </text:span><text:span text:style-name="T8">caractères accidentels</text:span><text:span text:style-name="T25"> d’un téléphone portable, ils peuvent varier à l’infini sans que la nature de l’objet ne change.</text:span></text:p>
      <text:p text:style-name="P43"/>
      <text:p text:style-name="P36"><text:span text:style-name="T33">II. Les critères d’une</text:span> bonne définition philosophique</text:p>
      <text:p text:style-name="P37"/>
      <text:p text:style-name="P45">Définir un concept en philosophie suppose de respecter un petit nombre de règles de bon sens :</text:p>
      <text:p text:style-name="P44"><text:span text:style-name="T15">Règle 1 :</text:span> Le mot à définir ne doit pas intervenir dans la définition <text:span text:style-name="T34">(ni un synonyme !)</text:span>.</text:p>
      <text:p text:style-name="P15"/>
      <text:p text:style-name="P20"><text:span text:style-name="T22">Par exemple :</text:span><text:span text:style-name="T26"> On ne peut pas définir l’amour ainsi : « </text:span><text:span text:style-name="T27">aimer</text:span><text:span text:style-name="T26">, c’est avoir des sentiments </text:span><text:span text:style-name="T27">amoureux</text:span><text:span text:style-name="T26"> ». Ici on </text:span><text:span text:style-name="T28">ne peut comprendre la définition qu’à condition de savoir </text:span><text:span text:style-name="T21">déjà </text:span><text:span text:style-name="T28">ce que signifie « amoureux »… Et donc on</text:span><text:span text:style-name="T26"> n’explique rien !</text:span></text:p>
      <text:p text:style-name="P18"/>
      <text:p text:style-name="P30"><text:span text:style-name="T36">Règle 2 :</text:span><text:span text:style-name="T26"> Seuls les caractères </text:span><text:span text:style-name="T27">essentiels</text:span><text:span text:style-name="T26"> doivent intervenir dans la définition, et jamais les caractères </text:span><text:span text:style-name="T27">accidentels</text:span><text:span text:style-name="T26">.</text:span></text:p>
      <text:p text:style-name="P15"/>
      <text:p text:style-name="P20"><text:span text:style-name="T13">Par exemple :</text:span><text:span text:style-name="T26"> Il ne servirait à rien de définir le cercle ainsi : « un cercle est une figure géométrique dont tous les points sont à égale distance du centre,</text:span><text:span text:style-name="T20"> et qui peut être petite ou grande, rouge, bleue ou de toute autre couleur</text:span><text:span text:style-name="T26"> ». On voit que la partie en italique n’apporte en fait aucune information.</text:span></text:p>
      <text:p text:style-name="P19"/>
      <text:p text:style-name="P30"><text:span text:style-name="T36">Règle 3 :</text:span><text:span text:style-name="T26"> </text:span><text:span text:style-name="T27">Tous</text:span><text:span text:style-name="T26"> les caractères essentiels doivent intervenir.</text:span></text:p>
      <text:p text:style-name="P14"/>
      <text:p text:style-name="P20"><text:span text:style-name="T13">Par exemple :</text:span><text:span text:style-name="T26"> </text:span><text:span text:style-name="T28">Si on définit un téléphone portable comme « un dispositif permettant de communiquer à distance », on voit qu’on pourrait aussi bien le confondre avec un téléphone fixe, voire avec un télégraphe, un ordinateur, un talkie-walkie... Voire même un papier et un crayon (qui peuvent servir à écrire des lettres) ! Une définition doit être complète et correspondre </text:span><text:span text:style-name="T21">uniquement</text:span><text:span text:style-name="T28"> à la notion définie.</text:span></text:p>
      <text:p text:style-name="P26"/>
      <text:p text:style-name="P28"><text:span text:style-name="T5">Exercice :</text:span> Indiquez quelle règle n’est pas respectée par les définitions suivantes :</text:p>
      <text:p text:style-name="P28"/>
      <text:p text:style-name="P28"/>
      <table:table table:name="Tableau1" table:style-name="Tableau1">
        <table:table-column table:style-name="Tableau1.A"/>
        <table:table-column table:style-name="Tableau1.B"/>
        <table:table-row table:style-name="Tableau1.1">
          <table:table-cell table:style-name="Tableau1.A1" office:value-type="string">
            <text:p text:style-name="P52">Définition</text:p>
          </table:table-cell>
          <table:table-cell table:style-name="Tableau1.B1" office:value-type="string">
            <text:p text:style-name="P52">Règle non-respectée</text:p>
          </table:table-cell>
        </table:table-row>
        <table:table-row table:style-name="Tableau1.1">
          <table:table-cell table:style-name="Tableau1.A2" office:value-type="string">
            <text:p text:style-name="P50">1. La lumière désigne le rayonnement produit par les corps lumineux.</text:p>
          </table:table-cell>
          <table:table-cell table:style-name="Tableau1.B2" office:value-type="string">
            <text:p text:style-name="P51"/>
          </table:table-cell>
        </table:table-row>
        <table:table-row table:style-name="Tableau1.1">
          <table:table-cell table:style-name="Tableau1.A3" office:value-type="string">
            <text:p text:style-name="P50">2. Un livre désigne un document composé d’un ensemble de pages.</text:p>
          </table:table-cell>
          <table:table-cell table:style-name="Tableau1.B3" office:value-type="string">
            <text:p text:style-name="P51"/>
          </table:table-cell>
        </table:table-row>
        <table:table-row table:style-name="Tableau1.1">
          <table:table-cell table:style-name="Tableau1.A4" office:value-type="string">
            <text:p text:style-name="P50">3. Le désir, c’est ce qu’on ressent quand on a envie de quelque chose.</text:p>
          </table:table-cell>
          <table:table-cell table:style-name="Tableau1.B4" office:value-type="string">
            <text:p text:style-name="P51"/>
          </table:table-cell>
        </table:table-row>
        <table:table-row table:style-name="Tableau1.1">
          <table:table-cell table:style-name="Tableau1.A6" office:value-type="string">
            <text:p text:style-name="P50">4. Une feuille est une fine surface de papier sur laquelle on peut écrire ou dessiner.</text:p>
          </table:table-cell>
          <table:table-cell table:style-name="Tableau1.B6" office:value-type="string">
            <text:p text:style-name="P51"/>
          </table:table-cell>
        </table:table-row>
        <table:table-row table:style-name="Tableau1.1">
          <table:table-cell table:style-name="Tableau1.A6" office:value-type="string">
            <text:p text:style-name="P50">5. Un rectangle est une figure géométrique possédant quatre angles droits et des côtés parallèles.</text:p>
          </table:table-cell>
          <table:table-cell table:style-name="Tableau1.B6" office:value-type="string">
            <text:p text:style-name="P51"/>
          </table:table-cell>
        </table:table-row>
      </table:table>
      <text:p text:style-name="P28"/>
      <text:p text:style-name="P28"><text:span text:style-name="T4"/></text:p>
      <text:p text:style-name="P29"><text:span text:style-name="T9">III. </text:span><text:span text:style-name="T10">L</text:span><text:span text:style-name="T11">a définition par genre et par différence</text:span></text:p>
      <text:p text:style-name="P27"/>
      <text:p text:style-name="P31"><text:span text:style-name="T26">La manière classique de construire des définitions rigoureuses, c’est de définir « </text:span><text:span text:style-name="T27">par genre</text:span><text:span text:style-name="T26"> et </text:span><text:span text:style-name="T27">par différence</text:span><text:span text:style-name="T26"> ». Prenons le graphique </text:span><text:span text:style-name="T29">suivant</text:span><text:span text:style-name="T26"> pour être clair : imaginons qu’on veuille représenter </text:span><text:span text:style-name="T29">grossièrement </text:span><text:span text:style-name="T26">la façon dont nous « classons » </text:span><text:span text:style-name="T29">mentalement</text:span><text:span text:style-name="T26"> les choses.</text:span></text:p>
      <text:p text:style-name="P4"/>
      <text:p text:style-name="P6"/>
      <text:p text:style-name="P5"><draw:g text:anchor-type="paragraph" draw:z-index="0" draw:name="Forme1" draw:style-name="gr1"><draw:frame draw:style-name="gr2" draw:text-style-name="P54" svg:width="2.036cm" svg:height="0.862cm" svg:x="8.595cm" svg:y="0.236cm"><draw:text-box><text:p text:style-name="P53"><text:span text:style-name="T40">Choses</text:span></text:p></draw:text-box></draw:frame><draw:frame draw:style-name="gr3" draw:text-style-name="P54" svg:width="4.128cm" svg:height="0.862cm" svg:x="5.304cm" svg:y="3.4cm"><draw:text-box><text:p text:style-name="P53"><text:span text:style-name="T40">Objets <text:s/>fabriqués</text:span></text:p></draw:text-box></draw:frame><draw:frame draw:style-name="gr4" draw:text-style-name="P54" svg:width="3.26cm" svg:height="0.862cm" svg:x="10.371cm" svg:y="3.402cm"><draw:text-box><text:p text:style-name="P53"><text:span text:style-name="T40">Êtres vivants</text:span></text:p></draw:text-box></draw:frame><draw:line draw:style-name="gr5" draw:text-style-name="P55" svg:x1="9.73cm" svg:y1="1.036cm" svg:x2="7.53cm" svg:y2="3.236cm"><text:p/></draw:line><draw:line draw:style-name="gr5" draw:text-style-name="P55" svg:x1="9.728cm" svg:y1="1.036cm" svg:x2="11.928cm" svg:y2="3.236cm"><text:p/></draw:line><draw:line draw:style-name="gr5" draw:text-style-name="P55" svg:x1="12.028cm" svg:y1="4.136cm" svg:x2="12.228cm" svg:y2="6.336cm"><text:p/></draw:line><draw:line draw:style-name="gr5" draw:text-style-name="P55" svg:x1="12.028cm" svg:y1="4.136cm" svg:x2="15.428cm" svg:y2="6.336cm"><text:p/></draw:line><draw:line draw:style-name="gr5" draw:text-style-name="P55" svg:x1="7.429cm" svg:y1="4.136cm" svg:x2="3.729cm" svg:y2="6.336cm"><text:p/></draw:line><draw:line draw:style-name="gr5" draw:text-style-name="P55" svg:x1="7.428cm" svg:y1="4.136cm" svg:x2="9.428cm" svg:y2="6.336cm"><text:p/></draw:line><draw:line draw:style-name="gr5" draw:text-style-name="P55" svg:x1="7.43cm" svg:y1="4.136cm" svg:x2="6.73cm" svg:y2="6.336cm"><text:p/></draw:line><draw:frame draw:style-name="gr6" draw:text-style-name="P56" svg:width="2.416cm" svg:height="0.862cm" svg:x="11.319cm" svg:y="6.537cm"><draw:text-box><text:p text:style-name="P53"><text:span text:style-name="T41">Humains</text:span></text:p></draw:text-box></draw:frame><draw:frame draw:style-name="gr7" draw:text-style-name="P56" svg:width="2.476cm" svg:height="0.862cm" svg:x="14.259cm" svg:y="6.537cm"><draw:text-box><text:p text:style-name="P53"><text:span text:style-name="T41">Animaux</text:span></text:p></draw:text-box></draw:frame><draw:frame draw:style-name="gr8" draw:text-style-name="P56" svg:width="1.803cm" svg:height="0.862cm" svg:x="2.827cm" svg:y="6.537cm"><draw:text-box><text:p text:style-name="P53"><text:span text:style-name="T41">Outils</text:span></text:p></draw:text-box></draw:frame><draw:frame draw:style-name="gr9" draw:text-style-name="P56" svg:width="2.329cm" svg:height="0.862cm" svg:x="5.431cm" svg:y="6.538cm"><draw:text-box><text:p text:style-name="P53"><text:span text:style-name="T41">Meubles</text:span></text:p></draw:text-box></draw:frame><draw:frame draw:style-name="gr4" draw:text-style-name="P56" svg:width="3.26cm" svg:height="0.862cm" svg:x="7.928cm" svg:y="6.538cm"><draw:text-box><text:p text:style-name="P53"><text:span text:style-name="T41">Œuvres d’art</text:span></text:p></draw:text-box></draw:frame><draw:line draw:style-name="gr5" draw:text-style-name="P55" svg:x1="6.63cm" svg:y1="7.736cm" svg:x2="5.43cm" svg:y2="9.936cm"><text:p/></draw:line><draw:line draw:style-name="gr5" draw:text-style-name="P55" svg:x1="6.63cm" svg:y1="7.736cm" svg:x2="8.03cm" svg:y2="9.936cm"><text:p/></draw:line><draw:line draw:style-name="gr5" draw:text-style-name="P55" svg:x1="6.63cm" svg:y1="7.736cm" svg:x2="10.73cm" svg:y2="9.936cm"><text:p/></draw:line><draw:line draw:style-name="gr5" draw:text-style-name="P55" svg:x1="6.63cm" svg:y1="7.736cm" svg:x2="13.13cm" svg:y2="9.936cm"><text:p/></draw:line><draw:custom-shape draw:style-name="gr10" draw:text-style-name="P57" svg:width="2.7cm" svg:height="1.301cm" svg:x="4.131cm" svg:y="10.137cm"><text:p/><draw:enhanced-geometry svg:viewBox="0 0 21600 21600" draw:type="rectangle" draw:enhanced-path="M 0 0 L 21600 0 21600 21600 0 21600 0 0 Z N"/></draw:custom-shape><draw:frame draw:style-name="gr11" draw:text-style-name="P58" svg:width="1.752cm" svg:height="0.862cm" svg:x="4.528cm" svg:y="10.101cm"><draw:text-box><text:p text:style-name="P53"><text:span text:style-name="T42">Table</text:span></text:p></draw:text-box></draw:frame><draw:frame draw:style-name="gr12" draw:text-style-name="P56" svg:width="1.946cm" svg:height="0.862cm" svg:x="7.129cm" svg:y="10.137cm"><draw:text-box><text:p text:style-name="P53"><text:span text:style-name="T41">Chaise</text:span></text:p></draw:text-box></draw:frame><draw:frame draw:style-name="gr13" draw:text-style-name="P56" svg:width="2.297cm" svg:height="0.862cm" svg:x="9.631cm" svg:y="10.101cm"><draw:text-box><text:p text:style-name="P53"><text:span text:style-name="T41">Armoire</text:span></text:p></draw:text-box></draw:frame><draw:frame draw:style-name="gr14" draw:text-style-name="P56" svg:width="1.123cm" svg:height="0.862cm" svg:x="12.629cm" svg:y="10.101cm"><draw:text-box><text:p text:style-name="P53"><text:span text:style-name="T41">Lit</text:span></text:p></draw:text-box></draw:frame><draw:frame draw:style-name="gr15" draw:text-style-name="P59" svg:width="2.366cm" svg:height="0.659cm" svg:x="4.23cm" svg:y="10.736cm"><draw:text-box><text:p text:style-name="P53"><text:span text:style-name="T43">Mot à définir</text:span></text:p></draw:text-box></draw:frame><draw:path draw:style-name="gr16" draw:text-style-name="P55" svg:width="1.89cm" svg:height="2.049cm" draw:transform="skewX (0.117984257434817) rotate (2.24519154976551) translate (4.94968419648535cm 9.79344647218174cm)" svg:viewBox="0 0 1891 2050" svg:d="M0 0c432 0 1016 262 1346 683 329 420 608 1051 532 1367"><text:p/></draw:path><draw:frame draw:style-name="gr17" draw:text-style-name="P61" svg:width="2.719cm" svg:height="1.47cm" svg:x="2.03cm" svg:y="7.918cm"><draw:text-box><text:p text:style-name="P60"><text:span text:style-name="T44">Catégorie</text:span></text:p><text:p text:style-name="P60"><text:span text:style-name="T44">Immédiatement</text:span></text:p><text:p text:style-name="P60"><text:span text:style-name="T44">supérieure</text:span></text:p></draw:text-box></draw:frame><draw:frame draw:style-name="gr18" draw:text-style-name="P62" svg:width="1.288cm" svg:height="0.659cm" svg:x="5.93cm" svg:y="7.096cm"><draw:text-box><text:p text:style-name="P53"><text:span text:style-name="T44">genre</text:span></text:p></draw:text-box></draw:frame><draw:path draw:style-name="gr19" draw:text-style-name="P55" svg:width="2.467cm" svg:height="2.024cm" draw:transform="skewX (0.00174532925199429) rotate (-0.58782689207169) translate (6.55574932275321cm 9.95382032485569cm)" svg:viewBox="0 0 2468 2025" svg:d="M0 2025c361 0 1193-194 1774-583 581-388 776-998 664-1165-111-166-305-277-305-277"><text:p/></draw:path><draw:path draw:style-name="gr19" draw:text-style-name="P55" svg:width="4.839cm" svg:height="0.812cm" draw:transform="rotate (0.113620934304831) translate (6.40053464714658cm 11.7760788232948cm)" svg:viewBox="0 0 4840 813" svg:d="M0 262c2041 635 2362 470 2958 538 596 69 1226-161 1436-238s619-131 366-562"><text:p/></draw:path><draw:frame draw:style-name="gr20" draw:text-style-name="P63" svg:width="1.929cm" svg:height="0.659cm" svg:x="8.23cm" svg:y="12.236cm"><draw:text-box><text:p text:style-name="P53"><text:span text:style-name="T45">différence</text:span></text:p></draw:text-box></draw:frame><draw:path draw:style-name="gr19" draw:text-style-name="P55" svg:width="3.529cm" svg:height="1.077cm" draw:transform="skewX (0.0176278254451427) rotate (0.0429350995990605) translate (9.603695964207cm 11.1868665712069cm)" svg:viewBox="0 0 3530 1078" svg:d="M0 1049c2145-1 1500 64 2216 2 717-61 1009-325 1159-596s150-271 155-455"><text:p/></draw:path></draw:g></text:p>
      <text:p text:style-name="P8"/>
      <text:p text:style-name="P7"/>
      <text:p text:style-name="P7"/>
      <text:p text:style-name="P3"><text:span text:style-name="T28">L</text:span><text:span text:style-name="T26">e </text:span><text:span text:style-name="T27">genre</text:span><text:span text:style-name="T26">, c’est la catégorie immédiatement supérieure qui contient le mot à définir.</text:span></text:p>
      <text:p text:style-name="Exemple"/>
      <text:p text:style-name="P21"><text:span text:style-name="T22">Par exemple :</text:span> Ici, on voit qu’une table est un meuble, un objet fabriqué, et une chose. Mais le genre, ici, est « meuble », dans la mesure où c’est sa catégorie immédiatement supérieure. De même, le genre de « humain » est ici « être vivant ».</text:p>
      <text:p text:style-name="P9"/>
      <text:p text:style-name="P46">La <text:span text:style-name="T5">différence</text:span><text:span text:style-name="T24">, c’est ce qui distingue le mot à définir des autres notions comprises dans la même catégorie.</text:span></text:p>
      <text:p text:style-name="P13"/>
      <text:p text:style-name="P21"><text:span text:style-name="T22">Par exemple :</text:span> Si on cherche à définir le mot « table », chercher la différence va nous demander de réfléchir à ce qui distingue une table d’une chaise, d’un tabouret, d’un lit.</text:p>
      <text:p text:style-name="P22">Chaise : la table doit servir de support à des objets, pas à des êtres humains</text:p>
      <text:p text:style-name="P22">Armoire : ce qui sert de support aux objets, c’est une seule surface surélevée</text:p>
      <text:p text:style-name="P16"/>
      <text:p text:style-name="P47">Définir par genre et par différence, c’est d’abord exposer le <text:span text:style-name="T5">mot</text:span> à définir, puis préciser son <text:span text:style-name="T5">genre</text:span>, et enfin compléter avec sa <text:span text:style-name="T5">différence</text:span>.</text:p>
      <text:p text:style-name="P48"/>
      <text:p text:style-name="P23"><text:span text:style-name="T22">Par exemple :</text:span> Ici, la définition de « table » va être la suivante : « une table est un meuble constitué par une surface surélevée permettant de disposer des objets ».</text:p>
      <text:p text:style-name="P10"/>
      <text:p text:style-name="P10"/>
      <table:table table:name="Tableau2" table:style-name="Tableau2">
        <table:table-column table:style-name="Tableau2.A"/>
        <table:table-row table:style-name="TableLine1739362283760">
          <table:table-cell table:style-name="Tableau2.A1" office:value-type="string">
            <text:p text:style-name="P17"><text:span text:style-name="T5">Exercice :</text:span> <text:span text:style-name="T32">Déf</text:span>ini<text:span text:style-name="T32">ssez</text:span> par genre et par différence <text:span text:style-name="T32">l</text:span>es <text:span text:style-name="T32">notions </text:span>suivant<text:span text:style-name="T32">e</text:span>s : <text:span text:style-name="T32">un triangle, un stylo, la nostalgie, le désir.</text:span></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51cm" fo:margin-right="0cm" fo:line-height="100%" fo:text-align="start" style:justify-single-word="false" fo:text-indent="0cm" style:auto-text-indent="false"/>
      <style:text-properties fo:font-size="10.5pt" fo:font-weight="normal" officeooo:rsid="00210d7e" style:font-size-asian="10.5pt" style:font-weight-asian="normal" style:font-size-complex="10.5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Exemple" style:family="paragraph" style:parent-style-name="Standard" style:master-page-name="">
      <style:paragraph-properties fo:margin-left="0cm" fo:margin-right="0cm" fo:line-height="100%" fo:text-align="justify" style:justify-single-word="false" style:register-true="true" fo:text-indent="0cm" style:auto-text-indent="false" style:page-number="auto" style:shadow="none">
        <style:tab-stops/>
      </style:paragraph-properties>
      <style:text-properties fo:font-size="8.5pt" fo:font-weight="normal" officeooo:rsid="001d8d51" style:font-size-asian="8.5pt" style:font-weight-asian="normal" style:font-size-complex="8.5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1d8d51" officeooo:paragraph-rsid="002a1546"/>
    </style:style>
    <style:style style:name="MP2"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35b652" style:font-size-asian="10pt" style:font-size-complex="10pt"/>
    </style:style>
    <style:style style:name="MT3" style:family="text">
      <style:text-properties fo:font-size="10pt" officeooo:rsid="002a154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éthodologie – Leçon 1 : </text:span><text:span text:style-name="MT2">D</text:span><text:span text:style-name="MT3">éfinir un concept</text:span></text:p>
      </style:header>
      <style:footer>
        <text:p text:style-name="MP2"><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9-05T16:43:20.702000000</meta:creation-date>
    <dc:date>2022-08-30T15:53:23.825000000</dc:date>
    <meta:editing-duration>PT1H21M30S</meta:editing-duration>
    <meta:editing-cycles>10</meta:editing-cycles>
    <meta:generator>LibreOffice/7.3.1.3$Windows_X86_64 LibreOffice_project/a69ca51ded25f3eefd52d7bf9a5fad8c90b87951</meta:generator>
    <meta:document-statistic meta:table-count="2" meta:image-count="0" meta:object-count="0" meta:page-count="2" meta:paragraph-count="40" meta:word-count="888" meta:character-count="5156" meta:non-whitespace-character-count="4301"/>
  </office:meta>
</office:document-meta>
</file>